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space Menu</text:p>
      <text:p text:style-name="Standard">{</text:p>
      <text:p text:style-name="Standard"><text:s text:c="4"/>partial class Form3</text:p>
      <text:p text:style-name="Standard"><text:s text:c="4"/>{</text:p>
      <text:p text:style-name="Standard"><text:s text:c="8"/>/// &lt;summary&gt;</text:p>
      <text:p text:style-name="Standard"><text:s text:c="8"/>/// Required designer variable.</text:p>
      <text:p text:style-name="Standard"><text:s text:c="8"/>/// &lt;/summary&gt;</text:p>
      <text:p text:style-name="Standard"><text:s text:c="8"/>private System.ComponentModel.IContainer components = null;</text:p>
      <text:p text:style-name="Standard"/>
      <text:p text:style-name="Standard"><text:s text:c="8"/>/// &lt;summary&gt;</text:p>
      <text:p text:style-name="Standard"><text:s text:c="8"/>/// Clean up any resources being used.</text:p>
      <text:p text:style-name="Standard"><text:s text:c="8"/>/// &lt;/summary&gt;</text:p>
      <text:p text:style-name="Standard"><text:s text:c="8"/>/// &lt;param name="disposing"&gt;true if managed resources should be disposed; otherwise, false.&lt;/param&gt;</text:p>
      <text:p text:style-name="Standard"><text:s text:c="8"/>protected override void Dispose(bool disposing)</text:p>
      <text:p text:style-name="Standard"><text:s text:c="8"/>{</text:p>
      <text:p text:style-name="Standard"><text:s text:c="12"/>if (disposing &amp;&amp; (components != null))</text:p>
      <text:p text:style-name="Standard"><text:s text:c="12"/>{</text:p>
      <text:p text:style-name="Standard"><text:s text:c="16"/>components.Dispose();</text:p>
      <text:p text:style-name="Standard"><text:s text:c="12"/>}</text:p>
      <text:p text:style-name="Standard"><text:s text:c="12"/>base.Dispose(disposing);</text:p>
      <text:p text:style-name="Standard"><text:s text:c="8"/>}</text:p>
      <text:p text:style-name="Standard"/>
      <text:p text:style-name="Standard"><text:s text:c="8"/>#region Windows Form Designer generated code</text:p>
      <text:p text:style-name="Standard"/>
      <text:p text:style-name="Standard"><text:s text:c="8"/>/// &lt;summary&gt;</text:p>
      <text:p text:style-name="Standard"><text:s text:c="8"/>/// Required method for Designer support - do not modify</text:p>
      <text:p text:style-name="Standard"><text:s text:c="8"/>/// the contents of this method with the code editor.</text:p>
      <text:p text:style-name="Standard"><text:s text:c="8"/>/// &lt;/summary&gt;</text:p>
      <text:p text:style-name="Standard"><text:s text:c="8"/>private void InitializeComponent()</text:p>
      <text:p text:style-name="Standard"><text:s text:c="8"/>{</text:p>
      <text:p text:style-name="Standard"><text:s text:c="12"/>System.ComponentModel.ComponentResourceManager resources = new System.ComponentModel.ComponentResourceManager(typeof(Form3));</text:p>
      <text:p text:style-name="Standard"><text:s text:c="12"/>this.numericUpDown1 = new System.Windows.Forms.NumericUpDown();</text:p>
      <text:p text:style-name="Standard"><text:s text:c="12"/>this.checkBox1 = new System.Windows.Forms.CheckBox();</text:p>
      <text:p text:style-name="Standard"><text:s text:c="12"/>this.numericUpDown2 = new System.Windows.Forms.NumericUpDown();</text:p>
      <text:p text:style-name="Standard"><text:s text:c="12"/>this.checkBox2 = new System.Windows.Forms.CheckBox();</text:p>
      <text:p text:style-name="Standard"><text:s text:c="12"/>this.numericUpDown3 = new System.Windows.Forms.NumericUpDown();</text:p>
      <text:p text:style-name="Standard"><text:s text:c="12"/>this.checkBox3 = new System.Windows.Forms.CheckBox();</text:p>
      <text:p text:style-name="Standard"><text:s text:c="12"/>this.numericUpDown4 = new System.Windows.Forms.NumericUpDown();</text:p>
      <text:p text:style-name="Standard"><text:s text:c="12"/>this.checkBox4 = new System.Windows.Forms.CheckBox();</text:p>
      <text:p text:style-name="Standard"><text:s text:c="12"/>this.pictureBox1 = new System.Windows.Forms.PictureBox();</text:p>
      <text:p text:style-name="Standard"><text:s text:c="12"/>this.pictureBox2 = new System.Windows.Forms.PictureBox();</text:p>
      <text:p text:style-name="Standard"><text:s text:c="12"/>this.pictureBox3 = new System.Windows.Forms.PictureBox();</text:p>
      <text:p text:style-name="Standard"><text:s text:c="12"/>this.pictureBox4 = new System.Windows.Forms.PictureBox();</text:p>
      <text:p text:style-name="Standard"><text:s text:c="12"/>this.label1 = new System.Windows.Forms.Label();</text:p>
      <text:p text:style-name="Standard"><text:s text:c="12"/>this.label2 = new System.Windows.Forms.Label();</text:p>
      <text:p text:style-name="Standard"><text:s text:c="12"/>this.label3 = new System.Windows.Forms.Label();</text:p>
      <text:p text:style-name="Standard"><text:s text:c="12"/>this.label4 = new System.Windows.Forms.Label();</text:p>
      <text:p text:style-name="Standard"><text:s text:c="12"/>this.label5 = new System.Windows.Forms.Label();</text:p>
      <text:p text:style-name="Standard"><text:s text:c="12"/>this.label6 = new System.Windows.Forms.Label();</text:p>
      <text:p text:style-name="Standard"><text:s text:c="12"/>this.label7 = new System.Windows.Forms.Label();</text:p>
      <text:p text:style-name="Standard"><text:soft-page-break/><text:s text:c="12"/>this.label8 = new System.Windows.Forms.Label();</text:p>
      <text:p text:style-name="Standard"><text:s text:c="12"/>this.label9 = new System.Windows.Forms.Label();</text:p>
      <text:p text:style-name="Standard"><text:s text:c="12"/>this.label10 = new System.Windows.Forms.Label();</text:p>
      <text:p text:style-name="Standard"><text:s text:c="12"/>this.label11 = new System.Windows.Forms.Label();</text:p>
      <text:p text:style-name="Standard"><text:s text:c="12"/>this.label12 = new System.Windows.Forms.Label();</text:p>
      <text:p text:style-name="Standard"><text:s text:c="12"/>this.label13 = new System.Windows.Forms.Label();</text:p>
      <text:p text:style-name="Standard"><text:s text:c="12"/>this.button1 = new System.Windows.Forms.Button();</text:p>
      <text:p text:style-name="Standard"><text:s text:c="12"/>((System.ComponentModel.ISupportInitialize)(this.numericUpDown1)).BeginInit();</text:p>
      <text:p text:style-name="Standard"><text:s text:c="12"/>((System.ComponentModel.ISupportInitialize)(this.numericUpDown2)).BeginInit();</text:p>
      <text:p text:style-name="Standard"><text:s text:c="12"/>((System.ComponentModel.ISupportInitialize)(this.numericUpDown3)).BeginInit();</text:p>
      <text:p text:style-name="Standard"><text:s text:c="12"/>((System.ComponentModel.ISupportInitialize)(this.numericUpDown4)).BeginInit();</text:p>
      <text:p text:style-name="Standard"><text:s text:c="12"/>((System.ComponentModel.ISupportInitialize)(this.pictureBox1)).BeginInit();</text:p>
      <text:p text:style-name="Standard"><text:s text:c="12"/>((System.ComponentModel.ISupportInitialize)(this.pictureBox2)).BeginInit();</text:p>
      <text:p text:style-name="Standard"><text:s text:c="12"/>((System.ComponentModel.ISupportInitialize)(this.pictureBox3)).BeginInit();</text:p>
      <text:p text:style-name="Standard"><text:s text:c="12"/>((System.ComponentModel.ISupportInitialize)(this.pictureBox4)).BeginInit();</text:p>
      <text:p text:style-name="Standard"><text:s text:c="12"/>this.SuspendLayout();</text:p>
      <text:p text:style-name="Standard"><text:s text:c="12"/>// </text:p>
      <text:p text:style-name="Standard"><text:s text:c="12"/>// numericUpDown1</text:p>
      <text:p text:style-name="Standard"><text:s text:c="12"/>// </text:p>
      <text:p text:style-name="Standard"><text:s text:c="12"/>this.numericUpDown1.Font = new System.Drawing.Font("Impact", 25.8F, System.Drawing.FontStyle.Regular, System.Drawing.GraphicsUnit.Point);</text:p>
      <text:p text:style-name="Standard"><text:s text:c="12"/>this.numericUpDown1.Location = new System.Drawing.Point(289, 187);</text:p>
      <text:p text:style-name="Standard"><text:s text:c="12"/>this.numericUpDown1.Name = "numericUpDown1";</text:p>
      <text:p text:style-name="Standard"><text:s text:c="12"/>this.numericUpDown1.Size = new System.Drawing.Size(63, 60);</text:p>
      <text:p text:style-name="Standard"><text:s text:c="12"/>this.numericUpDown1.TabIndex = 6;</text:p>
      <text:p text:style-name="Standard"><text:s text:c="12"/>this.numericUpDown1.TextAlign = System.Windows.Forms.HorizontalAlignment.Center;</text:p>
      <text:p text:style-name="Standard"><text:s text:c="12"/>// </text:p>
      <text:p text:style-name="Standard"><text:s text:c="12"/>// checkBox1</text:p>
      <text:p text:style-name="Standard"><text:s text:c="12"/>// </text:p>
      <text:p text:style-name="Standard"><text:s text:c="12"/>this.checkBox1.Anchor = ((System.Windows.Forms.AnchorStyles)((System.Windows.Forms.AnchorStyles.Bottom | System.Windows.Forms.AnchorStyles.Right)));</text:p>
      <text:p text:style-name="Standard"><text:s text:c="12"/>this.checkBox1.Appearance = System.Windows.Forms.Appearance.Button;</text:p>
      <text:p text:style-name="Standard"><text:s text:c="12"/>this.checkBox1.BackColor = System.Drawing.Color.Red;</text:p>
      <text:p text:style-name="Standard"><text:s text:c="12"/>this.checkBox1.Location = new System.Drawing.Point(289, 187);</text:p>
      <text:p text:style-name="Standard"><text:s text:c="12"/>this.checkBox1.Name = "checkBox1";</text:p>
      <text:p text:style-name="Standard"><text:s text:c="12"/>this.checkBox1.Size = new System.Drawing.Size(62, 60);</text:p>
      <text:p text:style-name="Standard"><text:s text:c="12"/>this.checkBox1.TabIndex = 5;</text:p>
      <text:p text:style-name="Standard"><text:s text:c="12"/>this.checkBox1.UseVisualStyleBackColor = false;</text:p>
      <text:p text:style-name="Standard"><text:s text:c="12"/>this.checkBox1.CheckedChanged += new System.EventHandler(this.checkBox1_CheckedChanged);</text:p>
      <text:p text:style-name="Standard"><text:s text:c="12"/>// </text:p>
      <text:p text:style-name="Standard"><text:s text:c="12"/>// numericUpDown2</text:p>
      <text:p text:style-name="Standard"><text:s text:c="12"/>// </text:p>
      <text:p text:style-name="Standard"><text:s text:c="12"/>this.numericUpDown2.Font = new System.Drawing.Font("Impact", 25.8F, System.Drawing.FontStyle.Regular, System.Drawing.GraphicsUnit.Point);</text:p>
      <text:p text:style-name="Standard"><text:s text:c="12"/>this.numericUpDown2.Location = new System.Drawing.Point(288, 461);</text:p>
      <text:p text:style-name="Standard"><text:s text:c="12"/>this.numericUpDown2.Name = "numericUpDown2";</text:p>
      <text:p text:style-name="Standard"><text:s text:c="12"/>this.numericUpDown2.Size = new System.Drawing.Size(63, 60);</text:p>
      <text:p text:style-name="Standard"><text:s text:c="12"/>this.numericUpDown2.TabIndex = 8;</text:p>
      <text:p text:style-name="Standard"><text:s text:c="12"/>this.numericUpDown2.TextAlign = System.Windows.Forms.HorizontalAlignment.Center;</text:p>
      <text:p text:style-name="Standard"><text:s text:c="12"/>// </text:p>
      <text:p text:style-name="Standard"><text:s text:c="12"/>// checkBox2</text:p>
      <text:p text:style-name="Standard"><text:soft-page-break/><text:s text:c="12"/>// </text:p>
      <text:p text:style-name="Standard"><text:s text:c="12"/>this.checkBox2.Anchor = ((System.Windows.Forms.AnchorStyles)((System.Windows.Forms.AnchorStyles.Bottom | System.Windows.Forms.AnchorStyles.Right)));</text:p>
      <text:p text:style-name="Standard"><text:s text:c="12"/>this.checkBox2.Appearance = System.Windows.Forms.Appearance.Button;</text:p>
      <text:p text:style-name="Standard"><text:s text:c="12"/>this.checkBox2.BackColor = System.Drawing.Color.Red;</text:p>
      <text:p text:style-name="Standard"><text:s text:c="12"/>this.checkBox2.Location = new System.Drawing.Point(289, 461);</text:p>
      <text:p text:style-name="Standard"><text:s text:c="12"/>this.checkBox2.Name = "checkBox2";</text:p>
      <text:p text:style-name="Standard"><text:s text:c="12"/>this.checkBox2.Size = new System.Drawing.Size(62, 60);</text:p>
      <text:p text:style-name="Standard"><text:s text:c="12"/>this.checkBox2.TabIndex = 7;</text:p>
      <text:p text:style-name="Standard"><text:s text:c="12"/>this.checkBox2.UseVisualStyleBackColor = false;</text:p>
      <text:p text:style-name="Standard"><text:s text:c="12"/>this.checkBox2.CheckedChanged += new System.EventHandler(this.checkBox2_CheckedChanged);</text:p>
      <text:p text:style-name="Standard"><text:s text:c="12"/>// </text:p>
      <text:p text:style-name="Standard"><text:s text:c="12"/>// numericUpDown3</text:p>
      <text:p text:style-name="Standard"><text:s text:c="12"/>// </text:p>
      <text:p text:style-name="Standard"><text:s text:c="12"/>this.numericUpDown3.Font = new System.Drawing.Font("Impact", 25.8F, System.Drawing.FontStyle.Regular, System.Drawing.GraphicsUnit.Point);</text:p>
      <text:p text:style-name="Standard"><text:s text:c="12"/>this.numericUpDown3.Location = new System.Drawing.Point(906, 190);</text:p>
      <text:p text:style-name="Standard"><text:s text:c="12"/>this.numericUpDown3.Name = "numericUpDown3";</text:p>
      <text:p text:style-name="Standard"><text:s text:c="12"/>this.numericUpDown3.Size = new System.Drawing.Size(63, 60);</text:p>
      <text:p text:style-name="Standard"><text:s text:c="12"/>this.numericUpDown3.TabIndex = 10;</text:p>
      <text:p text:style-name="Standard"><text:s text:c="12"/>this.numericUpDown3.TextAlign = System.Windows.Forms.HorizontalAlignment.Center;</text:p>
      <text:p text:style-name="Standard"><text:s text:c="12"/>// </text:p>
      <text:p text:style-name="Standard"><text:s text:c="12"/>// checkBox3</text:p>
      <text:p text:style-name="Standard"><text:s text:c="12"/>// </text:p>
      <text:p text:style-name="Standard"><text:s text:c="12"/>this.checkBox3.Anchor = ((System.Windows.Forms.AnchorStyles)((System.Windows.Forms.AnchorStyles.Bottom | System.Windows.Forms.AnchorStyles.Right)));</text:p>
      <text:p text:style-name="Standard"><text:s text:c="12"/>this.checkBox3.Appearance = System.Windows.Forms.Appearance.Button;</text:p>
      <text:p text:style-name="Standard"><text:s text:c="12"/>this.checkBox3.BackColor = System.Drawing.Color.Red;</text:p>
      <text:p text:style-name="Standard"><text:s text:c="12"/>this.checkBox3.Location = new System.Drawing.Point(906, 190);</text:p>
      <text:p text:style-name="Standard"><text:s text:c="12"/>this.checkBox3.Name = "checkBox3";</text:p>
      <text:p text:style-name="Standard"><text:s text:c="12"/>this.checkBox3.Size = new System.Drawing.Size(62, 60);</text:p>
      <text:p text:style-name="Standard"><text:s text:c="12"/>this.checkBox3.TabIndex = 9;</text:p>
      <text:p text:style-name="Standard"><text:s text:c="12"/>this.checkBox3.UseVisualStyleBackColor = false;</text:p>
      <text:p text:style-name="Standard"><text:s text:c="12"/>this.checkBox3.CheckedChanged += new System.EventHandler(this.checkBox3_CheckedChanged);</text:p>
      <text:p text:style-name="Standard"><text:s text:c="12"/>// </text:p>
      <text:p text:style-name="Standard"><text:s text:c="12"/>// numericUpDown4</text:p>
      <text:p text:style-name="Standard"><text:s text:c="12"/>// </text:p>
      <text:p text:style-name="Standard"><text:s text:c="12"/>this.numericUpDown4.Font = new System.Drawing.Font("Impact", 25.8F, System.Drawing.FontStyle.Regular, System.Drawing.GraphicsUnit.Point);</text:p>
      <text:p text:style-name="Standard"><text:s text:c="12"/>this.numericUpDown4.Location = new System.Drawing.Point(906, 460);</text:p>
      <text:p text:style-name="Standard"><text:s text:c="12"/>this.numericUpDown4.Name = "numericUpDown4";</text:p>
      <text:p text:style-name="Standard"><text:s text:c="12"/>this.numericUpDown4.Size = new System.Drawing.Size(63, 60);</text:p>
      <text:p text:style-name="Standard"><text:s text:c="12"/>this.numericUpDown4.TabIndex = 12;</text:p>
      <text:p text:style-name="Standard"><text:s text:c="12"/>this.numericUpDown4.TextAlign = System.Windows.Forms.HorizontalAlignment.Center;</text:p>
      <text:p text:style-name="Standard"><text:s text:c="12"/>// </text:p>
      <text:p text:style-name="Standard"><text:s text:c="12"/>// checkBox4</text:p>
      <text:p text:style-name="Standard"><text:s text:c="12"/>// </text:p>
      <text:p text:style-name="Standard"><text:s text:c="12"/>this.checkBox4.Anchor = ((System.Windows.Forms.AnchorStyles)((System.Windows.Forms.AnchorStyles.Bottom | System.Windows.Forms.AnchorStyles.Right)));</text:p>
      <text:p text:style-name="Standard"><text:s text:c="12"/>this.checkBox4.Appearance = System.Windows.Forms.Appearance.Button;</text:p>
      <text:p text:style-name="Standard"><text:soft-page-break/><text:s text:c="12"/>this.checkBox4.BackColor = System.Drawing.Color.Red;</text:p>
      <text:p text:style-name="Standard"><text:s text:c="12"/>this.checkBox4.Location = new System.Drawing.Point(906, 460);</text:p>
      <text:p text:style-name="Standard"><text:s text:c="12"/>this.checkBox4.Name = "checkBox4";</text:p>
      <text:p text:style-name="Standard"><text:s text:c="12"/>this.checkBox4.Size = new System.Drawing.Size(62, 60);</text:p>
      <text:p text:style-name="Standard"><text:s text:c="12"/>this.checkBox4.TabIndex = 11;</text:p>
      <text:p text:style-name="Standard"><text:s text:c="12"/>this.checkBox4.UseVisualStyleBackColor = false;</text:p>
      <text:p text:style-name="Standard"><text:s text:c="12"/>this.checkBox4.CheckedChanged += new System.EventHandler(this.checkBox4_CheckedChanged);</text:p>
      <text:p text:style-name="Standard"><text:s text:c="12"/>// </text:p>
      <text:p text:style-name="Standard"><text:s text:c="12"/>// pictureBox1</text:p>
      <text:p text:style-name="Standard"><text:s text:c="12"/>// </text:p>
      <text:p text:style-name="Standard"><text:s text:c="12"/>this.pictureBox1.BackgroundImage = ((System.Drawing.Image)(resources.GetObject("pictureBox1.BackgroundImage")));</text:p>
      <text:p text:style-name="Standard"><text:s text:c="12"/>this.pictureBox1.Location = new System.Drawing.Point(10, 80);</text:p>
      <text:p text:style-name="Standard"><text:s text:c="12"/>this.pictureBox1.Name = "pictureBox1";</text:p>
      <text:p text:style-name="Standard"><text:s text:c="12"/>this.pictureBox1.Size = new System.Drawing.Size(270, 170);</text:p>
      <text:p text:style-name="Standard"><text:s text:c="12"/>this.pictureBox1.TabIndex = 13;</text:p>
      <text:p text:style-name="Standard"><text:s text:c="12"/>this.pictureBox1.TabStop = false;</text:p>
      <text:p text:style-name="Standard"><text:s text:c="12"/>// </text:p>
      <text:p text:style-name="Standard"><text:s text:c="12"/>// pictureBox2</text:p>
      <text:p text:style-name="Standard"><text:s text:c="12"/>// </text:p>
      <text:p text:style-name="Standard"><text:s text:c="12"/>this.pictureBox2.BackgroundImage = ((System.Drawing.Image)(resources.GetObject("pictureBox2.BackgroundImage")));</text:p>
      <text:p text:style-name="Standard"><text:s text:c="12"/>this.pictureBox2.Location = new System.Drawing.Point(10, 350);</text:p>
      <text:p text:style-name="Standard"><text:s text:c="12"/>this.pictureBox2.Name = "pictureBox2";</text:p>
      <text:p text:style-name="Standard"><text:s text:c="12"/>this.pictureBox2.Size = new System.Drawing.Size(270, 170);</text:p>
      <text:p text:style-name="Standard"><text:s text:c="12"/>this.pictureBox2.TabIndex = 14;</text:p>
      <text:p text:style-name="Standard"><text:s text:c="12"/>this.pictureBox2.TabStop = false;</text:p>
      <text:p text:style-name="Standard"><text:s text:c="12"/>// </text:p>
      <text:p text:style-name="Standard"><text:s text:c="12"/>// pictureBox3</text:p>
      <text:p text:style-name="Standard"><text:s text:c="12"/>// </text:p>
      <text:p text:style-name="Standard"><text:s text:c="12"/>this.pictureBox3.BackgroundImage = ((System.Drawing.Image)(resources.GetObject("pictureBox3.BackgroundImage")));</text:p>
      <text:p text:style-name="Standard"><text:s text:c="12"/>this.pictureBox3.Location = new System.Drawing.Point(630, 80);</text:p>
      <text:p text:style-name="Standard"><text:s text:c="12"/>this.pictureBox3.Name = "pictureBox3";</text:p>
      <text:p text:style-name="Standard"><text:s text:c="12"/>this.pictureBox3.Size = new System.Drawing.Size(270, 170);</text:p>
      <text:p text:style-name="Standard"><text:s text:c="12"/>this.pictureBox3.TabIndex = 15;</text:p>
      <text:p text:style-name="Standard"><text:s text:c="12"/>this.pictureBox3.TabStop = false;</text:p>
      <text:p text:style-name="Standard"><text:s text:c="12"/>// </text:p>
      <text:p text:style-name="Standard"><text:s text:c="12"/>// pictureBox4</text:p>
      <text:p text:style-name="Standard"><text:s text:c="12"/>// </text:p>
      <text:p text:style-name="Standard"><text:s text:c="12"/>this.pictureBox4.BackgroundImage = ((System.Drawing.Image)(resources.GetObject("pictureBox4.BackgroundImage")));</text:p>
      <text:p text:style-name="Standard"><text:s text:c="12"/>this.pictureBox4.Location = new System.Drawing.Point(630, 350);</text:p>
      <text:p text:style-name="Standard"><text:s text:c="12"/>this.pictureBox4.Name = "pictureBox4";</text:p>
      <text:p text:style-name="Standard"><text:s text:c="12"/>this.pictureBox4.Size = new System.Drawing.Size(270, 170);</text:p>
      <text:p text:style-name="Standard"><text:s text:c="12"/>this.pictureBox4.TabIndex = 16;</text:p>
      <text:p text:style-name="Standard"><text:s text:c="12"/>this.pictureBox4.TabStop = false;</text:p>
      <text:p text:style-name="Standard"><text:s text:c="12"/>// </text:p>
      <text:p text:style-name="Standard"><text:s text:c="12"/>// label1</text:p>
      <text:p text:style-name="Standard"><text:s text:c="12"/>// </text:p>
      <text:p text:style-name="Standard"><text:s text:c="12"/>this.label1.AutoSize = true;</text:p>
      <text:p text:style-name="Standard"><text:soft-page-break/><text:s text:c="12"/>this.label1.Font = new System.Drawing.Font("Impact", 16.2F, System.Drawing.FontStyle.Regular, System.Drawing.GraphicsUnit.Point);</text:p>
      <text:p text:style-name="Standard"><text:s text:c="12"/>this.label1.Location = new System.Drawing.Point(288, 77);</text:p>
      <text:p text:style-name="Standard"><text:s text:c="12"/>this.label1.Name = "label1";</text:p>
      <text:p text:style-name="Standard"><text:s text:c="12"/>this.label1.Size = new System.Drawing.Size(237, 70);</text:p>
      <text:p text:style-name="Standard"><text:s text:c="12"/>this.label1.TabIndex = 17;</text:p>
      <text:p text:style-name="Standard"><text:s text:c="12"/>this.label1.Text = " <text:s/>КАЛИФОРНИЯ СО \r\nСНЕЖНЫМ КРАБОМ";</text:p>
      <text:p text:style-name="Standard"><text:s text:c="12"/>// </text:p>
      <text:p text:style-name="Standard"><text:s text:c="12"/>// label2</text:p>
      <text:p text:style-name="Standard"><text:s text:c="12"/>// </text:p>
      <text:p text:style-name="Standard"><text:s text:c="12"/>this.label2.AutoSize = true;</text:p>
      <text:p text:style-name="Standard"><text:s text:c="12"/>this.label2.Font = new System.Drawing.Font("Impact", 16.2F, System.Drawing.FontStyle.Regular, System.Drawing.GraphicsUnit.Point);</text:p>
      <text:p text:style-name="Standard"><text:s text:c="12"/>this.label2.Location = new System.Drawing.Point(288, 351);</text:p>
      <text:p text:style-name="Standard"><text:s text:c="12"/>this.label2.Name = "label2";</text:p>
      <text:p text:style-name="Standard"><text:s text:c="12"/>this.label2.Size = new System.Drawing.Size(233, 70);</text:p>
      <text:p text:style-name="Standard"><text:s text:c="12"/>this.label2.TabIndex = 18;</text:p>
      <text:p text:style-name="Standard"><text:s text:c="12"/>this.label2.Text = "РОЛЛ ОКУНЬ-ТУНЕЦ\r\n <text:s text:c="8"/>ИНЬ-ЯНЬ";</text:p>
      <text:p text:style-name="Standard"><text:s text:c="12"/>// </text:p>
      <text:p text:style-name="Standard"><text:s text:c="12"/>// label3</text:p>
      <text:p text:style-name="Standard"><text:s text:c="12"/>// </text:p>
      <text:p text:style-name="Standard"><text:s text:c="12"/>this.label3.AutoSize = true;</text:p>
      <text:p text:style-name="Standard"><text:s text:c="12"/>this.label3.Font = new System.Drawing.Font("Impact", 16.2F, System.Drawing.FontStyle.Regular, System.Drawing.GraphicsUnit.Point);</text:p>
      <text:p text:style-name="Standard"><text:s text:c="12"/>this.label3.Location = new System.Drawing.Point(906, 80);</text:p>
      <text:p text:style-name="Standard"><text:s text:c="12"/>this.label3.Name = "label3";</text:p>
      <text:p text:style-name="Standard"><text:s text:c="12"/>this.label3.Size = new System.Drawing.Size(211, 35);</text:p>
      <text:p text:style-name="Standard"><text:s text:c="12"/>this.label3.TabIndex = 19;</text:p>
      <text:p text:style-name="Standard"><text:s text:c="12"/>this.label3.Text = "ТЕМПУРА САКАНА";</text:p>
      <text:p text:style-name="Standard"><text:s text:c="12"/>// </text:p>
      <text:p text:style-name="Standard"><text:s text:c="12"/>// label4</text:p>
      <text:p text:style-name="Standard"><text:s text:c="12"/>// </text:p>
      <text:p text:style-name="Standard"><text:s text:c="12"/>this.label4.AutoSize = true;</text:p>
      <text:p text:style-name="Standard"><text:s text:c="12"/>this.label4.Font = new System.Drawing.Font("Impact", 16.2F, System.Drawing.FontStyle.Regular, System.Drawing.GraphicsUnit.Point);</text:p>
      <text:p text:style-name="Standard"><text:s text:c="12"/>this.label4.Location = new System.Drawing.Point(906, 350);</text:p>
      <text:p text:style-name="Standard"><text:s text:c="12"/>this.label4.Name = "label4";</text:p>
      <text:p text:style-name="Standard"><text:s text:c="12"/>this.label4.Size = new System.Drawing.Size(174, 70);</text:p>
      <text:p text:style-name="Standard"><text:s text:c="12"/>this.label4.TabIndex = 20;</text:p>
      <text:p text:style-name="Standard"><text:s text:c="12"/>this.label4.Text = "РОЛЛ ЛОСОСЬ\r\nМАНГО ПЭШН";</text:p>
      <text:p text:style-name="Standard"><text:s text:c="12"/>// </text:p>
      <text:p text:style-name="Standard"><text:s text:c="12"/>// label5</text:p>
      <text:p text:style-name="Standard"><text:s text:c="12"/>// </text:p>
      <text:p text:style-name="Standard"><text:s text:c="12"/>this.label5.AutoSize = true;</text:p>
      <text:p text:style-name="Standard"><text:s text:c="12"/>this.label5.Font = new System.Drawing.Font("Impact", 25.8F, System.Drawing.FontStyle.Regular, System.Drawing.GraphicsUnit.Point);</text:p>
      <text:p text:style-name="Standard"><text:s text:c="12"/>this.label5.Location = new System.Drawing.Point(500, 10);</text:p>
      <text:p text:style-name="Standard"><text:s text:c="12"/>this.label5.Name = "label5";</text:p>
      <text:p text:style-name="Standard"><text:s text:c="12"/>this.label5.Size = new System.Drawing.Size(158, 53);</text:p>
      <text:p text:style-name="Standard"><text:s text:c="12"/>this.label5.TabIndex = 21;</text:p>
      <text:p text:style-name="Standard"><text:s text:c="12"/>this.label5.Text = "Роллы:";</text:p>
      <text:p text:style-name="Standard"><text:s text:c="12"/>// </text:p>
      <text:p text:style-name="Standard"><text:soft-page-break/><text:s text:c="12"/>// label6</text:p>
      <text:p text:style-name="Standard"><text:s text:c="12"/>// </text:p>
      <text:p text:style-name="Standard"><text:s text:c="12"/>this.label6.AutoSize = true;</text:p>
      <text:p text:style-name="Standard"><text:s text:c="12"/>this.label6.Font = new System.Drawing.Font("Impact", 16.2F, System.Drawing.FontStyle.Regular, System.Drawing.GraphicsUnit.Point);</text:p>
      <text:p text:style-name="Standard"><text:s text:c="12"/>this.label6.Location = new System.Drawing.Point(358, 215);</text:p>
      <text:p text:style-name="Standard"><text:s text:c="12"/>this.label6.Name = "label6";</text:p>
      <text:p text:style-name="Standard"><text:s text:c="12"/>this.label6.Size = new System.Drawing.Size(80, 35);</text:p>
      <text:p text:style-name="Standard"><text:s text:c="12"/>this.label6.TabIndex = 22;</text:p>
      <text:p text:style-name="Standard"><text:s text:c="12"/>this.label6.Text = "390р.";</text:p>
      <text:p text:style-name="Standard"><text:s text:c="12"/>// </text:p>
      <text:p text:style-name="Standard"><text:s text:c="12"/>// label7</text:p>
      <text:p text:style-name="Standard"><text:s text:c="12"/>// </text:p>
      <text:p text:style-name="Standard"><text:s text:c="12"/>this.label7.AutoSize = true;</text:p>
      <text:p text:style-name="Standard"><text:s text:c="12"/>this.label7.Font = new System.Drawing.Font("Impact", 16.2F, System.Drawing.FontStyle.Regular, System.Drawing.GraphicsUnit.Point);</text:p>
      <text:p text:style-name="Standard"><text:s text:c="12"/>this.label7.Location = new System.Drawing.Point(357, 486);</text:p>
      <text:p text:style-name="Standard"><text:s text:c="12"/>this.label7.Name = "label7";</text:p>
      <text:p text:style-name="Standard"><text:s text:c="12"/>this.label7.Size = new System.Drawing.Size(80, 35);</text:p>
      <text:p text:style-name="Standard"><text:s text:c="12"/>this.label7.TabIndex = 23;</text:p>
      <text:p text:style-name="Standard"><text:s text:c="12"/>this.label7.Text = "590р.";</text:p>
      <text:p text:style-name="Standard"><text:s text:c="12"/>// </text:p>
      <text:p text:style-name="Standard"><text:s text:c="12"/>// label8</text:p>
      <text:p text:style-name="Standard"><text:s text:c="12"/>// </text:p>
      <text:p text:style-name="Standard"><text:s text:c="12"/>this.label8.AutoSize = true;</text:p>
      <text:p text:style-name="Standard"><text:s text:c="12"/>this.label8.Font = new System.Drawing.Font("Impact", 16.2F, System.Drawing.FontStyle.Regular, System.Drawing.GraphicsUnit.Point);</text:p>
      <text:p text:style-name="Standard"><text:s text:c="12"/>this.label8.Location = new System.Drawing.Point(974, 215);</text:p>
      <text:p text:style-name="Standard"><text:s text:c="12"/>this.label8.Name = "label8";</text:p>
      <text:p text:style-name="Standard"><text:s text:c="12"/>this.label8.Size = new System.Drawing.Size(78, 35);</text:p>
      <text:p text:style-name="Standard"><text:s text:c="12"/>this.label8.TabIndex = 24;</text:p>
      <text:p text:style-name="Standard"><text:s text:c="12"/>this.label8.Text = "420р.";</text:p>
      <text:p text:style-name="Standard"><text:s text:c="12"/>// </text:p>
      <text:p text:style-name="Standard"><text:s text:c="12"/>// label9</text:p>
      <text:p text:style-name="Standard"><text:s text:c="12"/>// </text:p>
      <text:p text:style-name="Standard"><text:s text:c="12"/>this.label9.AutoSize = true;</text:p>
      <text:p text:style-name="Standard"><text:s text:c="12"/>this.label9.Font = new System.Drawing.Font("Impact", 16.2F, System.Drawing.FontStyle.Regular, System.Drawing.GraphicsUnit.Point);</text:p>
      <text:p text:style-name="Standard"><text:s text:c="12"/>this.label9.Location = new System.Drawing.Point(974, 486);</text:p>
      <text:p text:style-name="Standard"><text:s text:c="12"/>this.label9.Name = "label9";</text:p>
      <text:p text:style-name="Standard"><text:s text:c="12"/>this.label9.Size = new System.Drawing.Size(73, 35);</text:p>
      <text:p text:style-name="Standard"><text:s text:c="12"/>this.label9.TabIndex = 25;</text:p>
      <text:p text:style-name="Standard"><text:s text:c="12"/>this.label9.Text = "770р.";</text:p>
      <text:p text:style-name="Standard"><text:s text:c="12"/>// </text:p>
      <text:p text:style-name="Standard"><text:s text:c="12"/>// label10</text:p>
      <text:p text:style-name="Standard"><text:s text:c="12"/>// </text:p>
      <text:p text:style-name="Standard"><text:s text:c="12"/>this.label10.AutoSize = true;</text:p>
      <text:p text:style-name="Standard"><text:s text:c="12"/>this.label10.Font = new System.Drawing.Font("Impact", 12F, System.Drawing.FontStyle.Regular, System.Drawing.GraphicsUnit.Point);</text:p>
      <text:p text:style-name="Standard"><text:s text:c="12"/>this.label10.Location = new System.Drawing.Point(289, 159);</text:p>
      <text:p text:style-name="Standard"><text:s text:c="12"/>this.label10.Name = "label10";</text:p>
      <text:p text:style-name="Standard"><text:s text:c="12"/>this.label10.Size = new System.Drawing.Size(70, 25);</text:p>
      <text:p text:style-name="Standard"><text:soft-page-break/><text:s text:c="12"/>this.label10.TabIndex = 28;</text:p>
      <text:p text:style-name="Standard"><text:s text:c="12"/>this.label10.Text = "Кол-во";</text:p>
      <text:p text:style-name="Standard"><text:s text:c="12"/>// </text:p>
      <text:p text:style-name="Standard"><text:s text:c="12"/>// label11</text:p>
      <text:p text:style-name="Standard"><text:s text:c="12"/>// </text:p>
      <text:p text:style-name="Standard"><text:s text:c="12"/>this.label11.AutoSize = true;</text:p>
      <text:p text:style-name="Standard"><text:s text:c="12"/>this.label11.Font = new System.Drawing.Font("Impact", 12F, System.Drawing.FontStyle.Regular, System.Drawing.GraphicsUnit.Point);</text:p>
      <text:p text:style-name="Standard"><text:s text:c="12"/>this.label11.Location = new System.Drawing.Point(289, 433);</text:p>
      <text:p text:style-name="Standard"><text:s text:c="12"/>this.label11.Name = "label11";</text:p>
      <text:p text:style-name="Standard"><text:s text:c="12"/>this.label11.Size = new System.Drawing.Size(70, 25);</text:p>
      <text:p text:style-name="Standard"><text:s text:c="12"/>this.label11.TabIndex = 29;</text:p>
      <text:p text:style-name="Standard"><text:s text:c="12"/>this.label11.Text = "Кол-во";</text:p>
      <text:p text:style-name="Standard"><text:s text:c="12"/>// </text:p>
      <text:p text:style-name="Standard"><text:s text:c="12"/>// label12</text:p>
      <text:p text:style-name="Standard"><text:s text:c="12"/>// </text:p>
      <text:p text:style-name="Standard"><text:s text:c="12"/>this.label12.AutoSize = true;</text:p>
      <text:p text:style-name="Standard"><text:s text:c="12"/>this.label12.Font = new System.Drawing.Font("Impact", 12F, System.Drawing.FontStyle.Regular, System.Drawing.GraphicsUnit.Point);</text:p>
      <text:p text:style-name="Standard"><text:s text:c="12"/>this.label12.Location = new System.Drawing.Point(906, 162);</text:p>
      <text:p text:style-name="Standard"><text:s text:c="12"/>this.label12.Name = "label12";</text:p>
      <text:p text:style-name="Standard"><text:s text:c="12"/>this.label12.Size = new System.Drawing.Size(70, 25);</text:p>
      <text:p text:style-name="Standard"><text:s text:c="12"/>this.label12.TabIndex = 30;</text:p>
      <text:p text:style-name="Standard"><text:s text:c="12"/>this.label12.Text = "Кол-во";</text:p>
      <text:p text:style-name="Standard"><text:s text:c="12"/>// </text:p>
      <text:p text:style-name="Standard"><text:s text:c="12"/>// label13</text:p>
      <text:p text:style-name="Standard"><text:s text:c="12"/>// </text:p>
      <text:p text:style-name="Standard"><text:s text:c="12"/>this.label13.AutoSize = true;</text:p>
      <text:p text:style-name="Standard"><text:s text:c="12"/>this.label13.Font = new System.Drawing.Font("Impact", 12F, System.Drawing.FontStyle.Regular, System.Drawing.GraphicsUnit.Point);</text:p>
      <text:p text:style-name="Standard"><text:s text:c="12"/>this.label13.Location = new System.Drawing.Point(906, 432);</text:p>
      <text:p text:style-name="Standard"><text:s text:c="12"/>this.label13.Name = "label13";</text:p>
      <text:p text:style-name="Standard"><text:s text:c="12"/>this.label13.Size = new System.Drawing.Size(70, 25);</text:p>
      <text:p text:style-name="Standard"><text:s text:c="12"/>this.label13.TabIndex = 31;</text:p>
      <text:p text:style-name="Standard"><text:s text:c="12"/>this.label13.Text = "Кол-во";</text:p>
      <text:p text:style-name="Standard"><text:s text:c="12"/>// </text:p>
      <text:p text:style-name="Standard"><text:s text:c="12"/>// button1</text:p>
      <text:p text:style-name="Standard"><text:s text:c="12"/>// </text:p>
      <text:p text:style-name="Standard"><text:s text:c="12"/>this.button1.BackColor = System.Drawing.SystemColors.Window;</text:p>
      <text:p text:style-name="Standard"><text:s text:c="12"/>this.button1.BackgroundImage = ((System.Drawing.Image)(resources.GetObject("button1.BackgroundImage")));</text:p>
      <text:p text:style-name="Standard"><text:s text:c="12"/>this.button1.BackgroundImageLayout = System.Windows.Forms.ImageLayout.Zoom;</text:p>
      <text:p text:style-name="Standard"><text:s text:c="12"/>this.button1.FlatAppearance.BorderColor = System.Drawing.Color.White;</text:p>
      <text:p text:style-name="Standard"><text:s text:c="12"/>this.button1.FlatAppearance.BorderSize = 0;</text:p>
      <text:p text:style-name="Standard"><text:s text:c="12"/>this.button1.Location = new System.Drawing.Point(1095, 12);</text:p>
      <text:p text:style-name="Standard"><text:s text:c="12"/>this.button1.Name = "button1";</text:p>
      <text:p text:style-name="Standard"><text:s text:c="12"/>this.button1.Size = new System.Drawing.Size(40, 35);</text:p>
      <text:p text:style-name="Standard"><text:s text:c="12"/>this.button1.TabIndex = 32;</text:p>
      <text:p text:style-name="Standard"><text:s text:c="12"/>this.button1.UseVisualStyleBackColor = false;</text:p>
      <text:p text:style-name="Standard"><text:s text:c="12"/>this.button1.Click += new System.EventHandler(this.button1_Click);</text:p>
      <text:p text:style-name="Standard"><text:s text:c="12"/>// </text:p>
      <text:p text:style-name="Standard"><text:s text:c="12"/>// Form3</text:p>
      <text:p text:style-name="Standard"><text:soft-page-break/><text:s text:c="12"/>// </text:p>
      <text:p text:style-name="Standard"><text:s text:c="12"/>this.AutoScaleDimensions = new System.Drawing.SizeF(8F, 20F);</text:p>
      <text:p text:style-name="Standard"><text:s text:c="12"/>this.AutoScaleMode = System.Windows.Forms.AutoScaleMode.Font;</text:p>
      <text:p text:style-name="Standard"><text:s text:c="12"/>this.ClientSize = new System.Drawing.Size(1182, 553);</text:p>
      <text:p text:style-name="Standard"><text:s text:c="12"/>this.Controls.Add(this.button1);</text:p>
      <text:p text:style-name="Standard"><text:s text:c="12"/>this.Controls.Add(this.label13);</text:p>
      <text:p text:style-name="Standard"><text:s text:c="12"/>this.Controls.Add(this.label12);</text:p>
      <text:p text:style-name="Standard"><text:s text:c="12"/>this.Controls.Add(this.label11);</text:p>
      <text:p text:style-name="Standard"><text:s text:c="12"/>this.Controls.Add(this.label10);</text:p>
      <text:p text:style-name="Standard"><text:s text:c="12"/>this.Controls.Add(this.label9);</text:p>
      <text:p text:style-name="Standard"><text:s text:c="12"/>this.Controls.Add(this.label8);</text:p>
      <text:p text:style-name="Standard"><text:s text:c="12"/>this.Controls.Add(this.label7);</text:p>
      <text:p text:style-name="Standard"><text:s text:c="12"/>this.Controls.Add(this.label6);</text:p>
      <text:p text:style-name="Standard"><text:s text:c="12"/>this.Controls.Add(this.label5);</text:p>
      <text:p text:style-name="Standard"><text:s text:c="12"/>this.Controls.Add(this.label4);</text:p>
      <text:p text:style-name="Standard"><text:s text:c="12"/>this.Controls.Add(this.label3);</text:p>
      <text:p text:style-name="Standard"><text:s text:c="12"/>this.Controls.Add(this.label2);</text:p>
      <text:p text:style-name="Standard"><text:s text:c="12"/>this.Controls.Add(this.label1);</text:p>
      <text:p text:style-name="Standard"><text:s text:c="12"/>this.Controls.Add(this.pictureBox4);</text:p>
      <text:p text:style-name="Standard"><text:s text:c="12"/>this.Controls.Add(this.pictureBox3);</text:p>
      <text:p text:style-name="Standard"><text:s text:c="12"/>this.Controls.Add(this.pictureBox2);</text:p>
      <text:p text:style-name="Standard"><text:s text:c="12"/>this.Controls.Add(this.pictureBox1);</text:p>
      <text:p text:style-name="Standard"><text:s text:c="12"/>this.Controls.Add(this.numericUpDown4);</text:p>
      <text:p text:style-name="Standard"><text:s text:c="12"/>this.Controls.Add(this.checkBox4);</text:p>
      <text:p text:style-name="Standard"><text:s text:c="12"/>this.Controls.Add(this.numericUpDown3);</text:p>
      <text:p text:style-name="Standard"><text:s text:c="12"/>this.Controls.Add(this.checkBox3);</text:p>
      <text:p text:style-name="Standard"><text:s text:c="12"/>this.Controls.Add(this.numericUpDown2);</text:p>
      <text:p text:style-name="Standard"><text:s text:c="12"/>this.Controls.Add(this.checkBox2);</text:p>
      <text:p text:style-name="Standard"><text:s text:c="12"/>this.Controls.Add(this.numericUpDown1);</text:p>
      <text:p text:style-name="Standard"><text:s text:c="12"/>this.Controls.Add(this.checkBox1);</text:p>
      <text:p text:style-name="Standard"><text:s text:c="12"/>this.FormBorderStyle = System.Windows.Forms.FormBorderStyle.FixedToolWindow;</text:p>
      <text:p text:style-name="Standard"><text:s text:c="12"/>this.Name = "Form3";</text:p>
      <text:p text:style-name="Standard"><text:s text:c="12"/>this.StartPosition = System.Windows.Forms.FormStartPosition.CenterScreen;</text:p>
      <text:p text:style-name="Standard"><text:s text:c="12"/>this.Load += new System.EventHandler(this.Form3_Load);</text:p>
      <text:p text:style-name="Standard"><text:s text:c="12"/>((System.ComponentModel.ISupportInitialize)(this.numericUpDown1)).EndInit();</text:p>
      <text:p text:style-name="Standard"><text:s text:c="12"/>((System.ComponentModel.ISupportInitialize)(this.numericUpDown2)).EndInit();</text:p>
      <text:p text:style-name="Standard"><text:s text:c="12"/>((System.ComponentModel.ISupportInitialize)(this.numericUpDown3)).EndInit();</text:p>
      <text:p text:style-name="Standard"><text:s text:c="12"/>((System.ComponentModel.ISupportInitialize)(this.numericUpDown4)).EndInit();</text:p>
      <text:p text:style-name="Standard"><text:s text:c="12"/>((System.ComponentModel.ISupportInitialize)(this.pictureBox1)).EndInit();</text:p>
      <text:p text:style-name="Standard"><text:s text:c="12"/>((System.ComponentModel.ISupportInitialize)(this.pictureBox2)).EndInit();</text:p>
      <text:p text:style-name="Standard"><text:s text:c="12"/>((System.ComponentModel.ISupportInitialize)(this.pictureBox3)).EndInit();</text:p>
      <text:p text:style-name="Standard"><text:s text:c="12"/>((System.ComponentModel.ISupportInitialize)(this.pictureBox4)).EndInit();</text:p>
      <text:p text:style-name="Standard"><text:s text:c="12"/>this.ResumeLayout(false);</text:p>
      <text:p text:style-name="Standard"><text:s text:c="12"/>this.PerformLayout();</text:p>
      <text:p text:style-name="Standard"/>
      <text:p text:style-name="Standard"><text:s text:c="8"/>}</text:p>
      <text:p text:style-name="Standard"/>
      <text:p text:style-name="Standard"><text:s text:c="8"/>#endregion</text:p>
      <text:p text:style-name="Standard"/>
      <text:p text:style-name="Standard"><text:s text:c="8"/>public NumericUpDown numericUpDown1;</text:p>
      <text:p text:style-name="Standard"><text:s text:c="8"/>public CheckBox checkBox1;</text:p>
      <text:p text:style-name="Standard"><text:s text:c="8"/>public NumericUpDown numericUpDown2;</text:p>
      <text:p text:style-name="Standard"><text:soft-page-break/><text:s text:c="8"/>public CheckBox checkBox2;</text:p>
      <text:p text:style-name="Standard"><text:s text:c="8"/>public NumericUpDown numericUpDown3;</text:p>
      <text:p text:style-name="Standard"><text:s text:c="8"/>public CheckBox checkBox3;</text:p>
      <text:p text:style-name="Standard"><text:s text:c="8"/>public NumericUpDown numericUpDown4;</text:p>
      <text:p text:style-name="Standard"><text:s text:c="8"/>public CheckBox checkBox4;</text:p>
      <text:p text:style-name="Standard"><text:s text:c="8"/>private PictureBox pictureBox1;</text:p>
      <text:p text:style-name="Standard"><text:s text:c="8"/>private PictureBox pictureBox2;</text:p>
      <text:p text:style-name="Standard"><text:s text:c="8"/>private PictureBox pictureBox3;</text:p>
      <text:p text:style-name="Standard"><text:s text:c="8"/>private PictureBox pictureBox4;</text:p>
      <text:p text:style-name="Standard"><text:s text:c="8"/>private Label label1;</text:p>
      <text:p text:style-name="Standard"><text:s text:c="8"/>private Label label2;</text:p>
      <text:p text:style-name="Standard"><text:s text:c="8"/>private Label label3;</text:p>
      <text:p text:style-name="Standard"><text:s text:c="8"/>private Label label4;</text:p>
      <text:p text:style-name="Standard"><text:s text:c="8"/>private Label label5;</text:p>
      <text:p text:style-name="Standard"><text:s text:c="8"/>private Label label6;</text:p>
      <text:p text:style-name="Standard"><text:s text:c="8"/>private Label label7;</text:p>
      <text:p text:style-name="Standard"><text:s text:c="8"/>private Label label8;</text:p>
      <text:p text:style-name="Standard"><text:s text:c="8"/>private Label label9;</text:p>
      <text:p text:style-name="Standard"><text:s text:c="8"/>private Label label10;</text:p>
      <text:p text:style-name="Standard"><text:s text:c="8"/>private Label label11;</text:p>
      <text:p text:style-name="Standard"><text:s text:c="8"/>private Label label12;</text:p>
      <text:p text:style-name="Standard"><text:s text:c="8"/>private Label label13;</text:p>
      <text:p text:style-name="Standard"><text:s text:c="8"/>private Button button1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46:21.788390401</meta:creation-date>
    <dc:date>2023-03-09T15:47:37.376345162</dc:date>
    <meta:editing-duration>PT1M16S</meta:editing-duration>
    <meta:editing-cycles>1</meta:editing-cycles>
    <meta:document-statistic meta:table-count="0" meta:image-count="0" meta:object-count="0" meta:page-count="9" meta:paragraph-count="403" meta:word-count="1215" meta:character-count="21040" meta:non-whitespace-character-count="15569"/>
    <meta:generator>LibreOffice/7.3.7.2$Linux_X86_64 LibreOffice_project/30$Build-2</meta:generator>
  </office:meta>
</office:document-meta>
</file>